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F50000002AAC368927.png" manifest:media-type="image/png"/>
  <manifest:file-entry manifest:full-path="Pictures/10000001000000F50000002A7B36809D.png" manifest:media-type="image/png"/>
  <manifest:file-entry manifest:full-path="Pictures/1000000100000359000003189EDB378C.png" manifest:media-type="image/png"/>
  <manifest:file-entry manifest:full-path="Pictures/10000001000000AC0000002CC7BB220F.png" manifest:media-type="image/png"/>
  <manifest:file-entry manifest:full-path="Pictures/10000001000000AC0000002C8C774EE7.png" manifest:media-type="image/png"/>
  <manifest:file-entry manifest:full-path="Pictures/10000001000001F600000186A754B814.png" manifest:media-type="image/png"/>
  <manifest:file-entry manifest:full-path="Pictures/10000001000002C10000030646C3C1BC.png" manifest:media-type="image/png"/>
  <manifest:file-entry manifest:full-path="Pictures/100000010000015C000000EDF9047FC8.png" manifest:media-type="image/png"/>
  <manifest:file-entry manifest:full-path="Pictures/100000010000032C00000392C4E253CB.png" manifest:media-type="image/png"/>
  <manifest:file-entry manifest:full-path="Pictures/10000001000002C3000001AE6291042B.png" manifest:media-type="image/png"/>
  <manifest:file-entry manifest:full-path="Pictures/10000001000000AD0000002B8F55B940.png" manifest:media-type="image/png"/>
  <manifest:file-entry manifest:full-path="Pictures/10000001000000710000002940CD6AB1.png" manifest:media-type="image/png"/>
  <manifest:file-entry manifest:full-path="Pictures/100000010000007100000029E92F1050.png" manifest:media-type="image/png"/>
  <manifest:file-entry manifest:full-path="Pictures/10000001000001F2000001E83195B119.png" manifest:media-type="image/png"/>
  <manifest:file-entry manifest:full-path="Pictures/100000010000021A00000189AC6EC930.png" manifest:media-type="image/png"/>
  <manifest:file-entry manifest:full-path="Pictures/100000010000031D0000028992253487.png" manifest:media-type="image/png"/>
  <manifest:file-entry manifest:full-path="Pictures/100000010000009900000029DC2A4007.png" manifest:media-type="image/png"/>
  <manifest:file-entry manifest:full-path="Pictures/100000010000007100000029CEB04696.png" manifest:media-type="image/png"/>
  <manifest:file-entry manifest:full-path="Pictures/10000001000002F10000016807A017A4.png" manifest:media-type="image/png"/>
  <manifest:file-entry manifest:full-path="Pictures/1000000100000130000001325F928E5D.png" manifest:media-type="image/png"/>
  <manifest:file-entry manifest:full-path="Pictures/10000001000000710000002920C02078.png" manifest:media-type="image/png"/>
  <manifest:file-entry manifest:full-path="Pictures/100000010000017A00000178B49D9669.png" manifest:media-type="image/png"/>
  <manifest:file-entry manifest:full-path="Pictures/10000001000000F50000002AEF40CA7F.png" manifest:media-type="image/png"/>
  <manifest:file-entry manifest:full-path="Pictures/10000001000000990000002953908703.png" manifest:media-type="image/png"/>
  <manifest:file-entry manifest:full-path="Pictures/10000001000000F50000002A358AB0A2.png" manifest:media-type="image/png"/>
  <manifest:file-entry manifest:full-path="Pictures/10000001000000AC0000002CF3C5740C.png" manifest:media-type="image/png"/>
  <manifest:file-entry manifest:full-path="Pictures/100000010000034F000001206768F003.png" manifest:media-type="image/png"/>
  <manifest:file-entry manifest:full-path="Pictures/10000001000001F500000244B5C3526B.png" manifest:media-type="image/png"/>
  <manifest:file-entry manifest:full-path="Pictures/1000000100000071000000299BE62B3A.png" manifest:media-type="image/png"/>
  <manifest:file-entry manifest:full-path="Pictures/10000001000003270000035F01FB8DA8.png" manifest:media-type="image/png"/>
  <manifest:file-entry manifest:full-path="Pictures/10000001000000AD0000002B60D015E7.png" manifest:media-type="image/png"/>
  <manifest:file-entry manifest:full-path="Pictures/10000001000000AD0000002BC2C8C42F.png" manifest:media-type="image/png"/>
  <manifest:file-entry manifest:full-path="Pictures/10000001000000F50000002A12F35F1F.png" manifest:media-type="image/png"/>
  <manifest:file-entry manifest:full-path="Pictures/10000001000000AC0000002CD20C3FDC.png" manifest:media-type="image/png"/>
  <manifest:file-entry manifest:full-path="Pictures/10000001000000AD0000002B885D2242.png" manifest:media-type="image/png"/>
  <manifest:file-entry manifest:full-path="Pictures/10000001000002B800000303A5296362.png" manifest:media-type="image/png"/>
  <manifest:file-entry manifest:full-path="Pictures/1000000100000099000000296B248768.png" manifest:media-type="image/png"/>
  <manifest:file-entry manifest:full-path="Pictures/10000001000000F7000000BF0A2A56B3.png" manifest:media-type="image/png"/>
  <manifest:file-entry manifest:full-path="Pictures/10000001000000AD0000002B35E4E795.png" manifest:media-type="image/png"/>
  <manifest:file-entry manifest:full-path="Pictures/10000001000000AC0000002C72C1E80C.png" manifest:media-type="image/png"/>
  <manifest:file-entry manifest:full-path="Pictures/100000010000032D0000036A2138F770.png" manifest:media-type="image/png"/>
  <manifest:file-entry manifest:full-path="Pictures/10000001000000F50000002A48F55803.png" manifest:media-type="image/png"/>
  <manifest:file-entry manifest:full-path="Pictures/10000001000002D8000001A96302DE1B.png" manifest:media-type="image/png"/>
  <manifest:file-entry manifest:full-path="Pictures/10000001000001FC000001492FE98711.png" manifest:media-type="image/png"/>
  <manifest:file-entry manifest:full-path="Pictures/100000010000009900000029ADC58885.png" manifest:media-type="image/png"/>
  <manifest:file-entry manifest:full-path="Pictures/10000001000000990000002931BA0771.png" manifest:media-type="image/png"/>
  <manifest:file-entry manifest:full-path="Pictures/100000010000032D0000025E0ACC4B9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P2 Partie 1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I. Le labyrinthe</text:p>
          </draw:text-box>
        </draw:frame>
        <draw:frame draw:style-name="gr2" draw:text-style-name="P2" draw:layer="layout" svg:width="22.409cm" svg:height="7.619cm" svg:x="2.798cm" svg:y="4.077cm">
          <draw:image xlink:href="Pictures/100000010000034F000001206768F0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I. Le labyrinthe</text:p>
          </draw:text-box>
        </draw:frame>
        <draw:frame draw:style-name="gr2" draw:text-style-name="P2" draw:layer="layout" svg:width="10cm" svg:height="9.947cm" svg:x="16.51cm" svg:y="3.81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2" draw:text-style-name="P2" draw:layer="layout" svg:width="16.41cm" svg:height="7.844cm" svg:x="0.1cm" svg:y="4.65cm">
          <draw:image xlink:href="Pictures/10000001000002F10000016807A017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2" draw:layer="layout" svg:width="12.795cm" svg:height="12.539cm" svg:x="7.227cm" svg:y="2.701cm">
          <draw:image xlink:href="Pictures/10000001000001F2000001E83195B119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I. Le labyrinthe</text:p>
          </draw:text-box>
        </draw:frame>
        <draw:frame draw:style-name="gr2" draw:text-style-name="P2" draw:layer="layout" svg:width="2.989cm" svg:height="1.084cm" svg:x="21.59cm" svg:y="2.726cm">
          <draw:image xlink:href="Pictures/100000010000007100000029CEB04696.png" xlink:type="simple" xlink:show="embed" xlink:actuate="onLoad" draw:mime-type="image/png">
            <text:p/>
          </draw:image>
        </draw:frame>
        <draw:frame draw:style-name="gr2" draw:text-style-name="P2" draw:layer="layout" svg:width="2.989cm" svg:height="1.084cm" svg:x="21.59cm" svg:y="4.631cm">
          <draw:image xlink:href="Pictures/100000010000007100000029E92F1050.png" xlink:type="simple" xlink:show="embed" xlink:actuate="onLoad" draw:mime-type="image/png">
            <text:p/>
          </draw:image>
        </draw:frame>
        <draw:frame draw:style-name="gr2" draw:text-style-name="P2" draw:layer="layout" svg:width="2.989cm" svg:height="1.084cm" svg:x="21.59cm" svg:y="6.35cm">
          <draw:image xlink:href="Pictures/1000000100000071000000299BE62B3A.png" xlink:type="simple" xlink:show="embed" xlink:actuate="onLoad" draw:mime-type="image/png">
            <text:p/>
          </draw:image>
        </draw:frame>
        <draw:frame draw:style-name="gr2" draw:text-style-name="P2" draw:layer="layout" svg:width="2.989cm" svg:height="1.084cm" svg:x="21.59cm" svg:y="7.806cm">
          <draw:image xlink:href="Pictures/10000001000000710000002940CD6AB1.png" xlink:type="simple" xlink:show="embed" xlink:actuate="onLoad" draw:mime-type="image/png">
            <text:p/>
          </draw:image>
        </draw:frame>
        <draw:frame draw:style-name="gr2" draw:text-style-name="P2" draw:layer="layout" svg:width="2.989cm" svg:height="1.084cm" svg:x="21.59cm" svg:y="9.525cm">
          <draw:image xlink:href="Pictures/10000001000000710000002920C020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2" draw:layer="layout" svg:width="15.661cm" svg:height="9.525cm" svg:x="11.644cm" svg:y="3.81cm">
          <draw:image xlink:href="Pictures/10000001000002C3000001AE6291042B.png" xlink:type="simple" xlink:show="embed" xlink:actuate="onLoad" draw:mime-type="image/png">
            <text:p/>
          </draw:image>
        </draw:frame>
        <draw:frame draw:style-name="gr2" draw:text-style-name="P2" draw:layer="layout" svg:width="9.207cm" svg:height="6.27cm" svg:x="0.953cm" svg:y="5.16cm">
          <draw:image xlink:href="Pictures/100000010000015C000000EDF9047F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2" draw:layer="layout" svg:width="14.587cm" svg:height="8.515cm" svg:x="0.018cm" svg:y="4.143cm">
          <draw:image xlink:href="Pictures/10000001000002D8000001A96302DE1B.png" xlink:type="simple" xlink:show="embed" xlink:actuate="onLoad" draw:mime-type="image/png">
            <text:p/>
          </draw:image>
        </draw:frame>
        <draw:frame draw:style-name="gr2" draw:text-style-name="P2" draw:layer="layout" svg:width="10cm" svg:height="9.947cm" svg:x="16.51cm" svg:y="3.81cm">
          <draw:image xlink:href="Pictures/100000010000017A00000178B49D96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2" draw:layer="layout" svg:width="13.97cm" svg:height="11.376cm" svg:x="0cm" svg:y="3.175cm">
          <draw:image xlink:href="Pictures/100000010000031D0000028992253487.png" xlink:type="simple" xlink:show="embed" xlink:actuate="onLoad" draw:mime-type="image/png">
            <text:p/>
          </draw:image>
        </draw:frame>
        <draw:frame draw:style-name="gr2" draw:text-style-name="P2" draw:layer="layout" svg:width="10cm" svg:height="9.947cm" svg:x="16.51cm" svg:y="3.811cm">
          <draw:image xlink:href="Pictures/100000010000017A00000178B49D96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2" draw:layer="layout" svg:width="10cm" svg:height="9.947cm" svg:x="16.51cm" svg:y="3.811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2" draw:text-style-name="P2" draw:layer="layout" svg:width="11.222cm" svg:height="12.002cm" svg:x="2.748cm" svg:y="3.175cm">
          <draw:image xlink:href="Pictures/10000001000003270000035F01FB8D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2" draw:layer="layout" svg:width="11.226cm" svg:height="12.637cm" svg:x="1.474cm" svg:y="2.603cm">
          <draw:image xlink:href="Pictures/100000010000032C00000392C4E253CB.png" xlink:type="simple" xlink:show="embed" xlink:actuate="onLoad" draw:mime-type="image/png">
            <text:p/>
          </draw:image>
        </draw:frame>
        <draw:frame draw:style-name="gr2" draw:text-style-name="P2" draw:layer="layout" svg:width="9.207cm" svg:height="6.27cm" svg:x="16.193cm" svg:y="5.28cm">
          <draw:image xlink:href="Pictures/100000010000015C000000EDF9047F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2" draw:layer="layout" svg:width="10.795cm" svg:height="12.497cm" svg:x="1.905cm" svg:y="2.594cm">
          <draw:image xlink:href="Pictures/10000001000001F500000244B5C3526B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2" draw:layer="layout" svg:width="10cm" svg:height="9.947cm" svg:x="16.035cm" svg:y="3.175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2" draw:text-style-name="P2" draw:layer="layout" svg:width="4.576cm" svg:height="1.137cm" svg:x="14.736cm" svg:y="3.175cm">
          <draw:image xlink:href="Pictures/10000001000000AD0000002BC2C8C42F.png" xlink:type="simple" xlink:show="embed" xlink:actuate="onLoad" draw:mime-type="image/png">
            <text:p/>
          </draw:image>
        </draw:frame>
        <draw:frame draw:style-name="gr2" draw:text-style-name="P2" draw:layer="layout" svg:width="4.576cm" svg:height="1.137cm" svg:x="14.736cm" svg:y="5.08cm">
          <draw:image xlink:href="Pictures/10000001000000AD0000002B60D015E7.png" xlink:type="simple" xlink:show="embed" xlink:actuate="onLoad" draw:mime-type="image/png">
            <text:p/>
          </draw:image>
        </draw:frame>
        <draw:frame draw:style-name="gr2" draw:text-style-name="P2" draw:layer="layout" svg:width="4.576cm" svg:height="1.137cm" svg:x="15.371cm" svg:y="9.525cm">
          <draw:image xlink:href="Pictures/10000001000000AD0000002B885D2242.png" xlink:type="simple" xlink:show="embed" xlink:actuate="onLoad" draw:mime-type="image/png">
            <text:p/>
          </draw:image>
        </draw:frame>
        <draw:frame draw:style-name="gr2" draw:text-style-name="P2" draw:layer="layout" svg:width="4.576cm" svg:height="1.137cm" svg:x="15.371cm" svg:y="11.43cm">
          <draw:image xlink:href="Pictures/10000001000000AD0000002B8F55B940.png" xlink:type="simple" xlink:show="embed" xlink:actuate="onLoad" draw:mime-type="image/png">
            <text:p/>
          </draw:image>
        </draw:frame>
        <draw:frame draw:style-name="gr2" draw:text-style-name="P2" draw:layer="layout" svg:width="4.576cm" svg:height="1.137cm" svg:x="15.24cm" svg:y="13.468cm">
          <draw:image xlink:href="Pictures/10000001000000AD0000002B35E4E7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2" draw:layer="layout" svg:width="11.43cm" svg:height="12.289cm" svg:x="8.255cm" svg:y="2.951cm">
          <draw:image xlink:href="Pictures/100000010000032D0000036A2138F7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2" draw:layer="layout" svg:width="13.44cm" svg:height="8.704cm" svg:x="2.435cm" svg:y="3.81cm">
          <draw:image xlink:href="Pictures/10000001000001FC000001492FE98711.png" xlink:type="simple" xlink:show="embed" xlink:actuate="onLoad" draw:mime-type="image/png">
            <text:p/>
          </draw:image>
        </draw:frame>
        <draw:frame draw:style-name="gr2" draw:text-style-name="P2" draw:layer="layout" svg:width="4.047cm" svg:height="1.084cm" svg:x="20.32cm" svg:y="3.81cm">
          <draw:image xlink:href="Pictures/1000000100000099000000296B248768.png" xlink:type="simple" xlink:show="embed" xlink:actuate="onLoad" draw:mime-type="image/png">
            <text:p/>
          </draw:image>
        </draw:frame>
        <draw:frame draw:style-name="gr2" draw:text-style-name="P2" draw:layer="layout" svg:width="4.047cm" svg:height="1.084cm" svg:x="20.32cm" svg:y="5.266cm">
          <draw:image xlink:href="Pictures/100000010000009900000029ADC58885.png" xlink:type="simple" xlink:show="embed" xlink:actuate="onLoad" draw:mime-type="image/png">
            <text:p/>
          </draw:image>
        </draw:frame>
        <draw:frame draw:style-name="gr2" draw:text-style-name="P2" draw:layer="layout" svg:width="4.047cm" svg:height="1.084cm" svg:x="20.32cm" svg:y="6.985cm">
          <draw:image xlink:href="Pictures/10000001000000990000002953908703.png" xlink:type="simple" xlink:show="embed" xlink:actuate="onLoad" draw:mime-type="image/png">
            <text:p/>
          </draw:image>
        </draw:frame>
        <draw:frame draw:style-name="gr2" draw:text-style-name="P2" draw:layer="layout" svg:width="4.047cm" svg:height="1.084cm" svg:x="20.32cm" svg:y="8.441cm">
          <draw:image xlink:href="Pictures/10000001000000990000002931BA0771.png" xlink:type="simple" xlink:show="embed" xlink:actuate="onLoad" draw:mime-type="image/png">
            <text:p/>
          </draw:image>
        </draw:frame>
        <draw:frame draw:style-name="gr2" draw:text-style-name="P2" draw:layer="layout" svg:width="4.047cm" svg:height="1.084cm" svg:x="20.32cm" svg:y="10.16cm">
          <draw:image xlink:href="Pictures/100000010000009900000029DC2A40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2" draw:layer="layout" svg:width="12.046cm" svg:height="11.983cm" svg:x="8.027cm" svg:y="3.257cm">
          <draw:image xlink:href="Pictures/100000010000017A00000178B49D96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2" draw:layer="layout" svg:width="17.028cm" svg:height="12.693cm" svg:x="5.197cm" svg:y="2.947cm">
          <draw:image xlink:href="Pictures/100000010000032D0000025E0ACC4B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2" draw:layer="layout" svg:width="11.561cm" svg:height="12.693cm" svg:x="-15.24cm" svg:y="10.167cm">
          <draw:image xlink:href="Pictures/10000001000002C10000030646C3C1BC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3" draw:text-style-name="P3" draw:layer="layout" svg:width="11.671cm" svg:height="12.928cm" svg:x="7.103cm" svg:y="2.822cm">
          <draw:image xlink:href="Pictures/10000001000002B800000303A52963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2" draw:layer="layout" svg:width="13.281cm" svg:height="10.318cm" svg:x="2.54cm" svg:y="3.652cm">
          <draw:image xlink:href="Pictures/10000001000001F600000186A754B814.png" xlink:type="simple" xlink:show="embed" xlink:actuate="onLoad" draw:mime-type="image/png">
            <text:p/>
          </draw:image>
        </draw:frame>
        <draw:frame draw:style-name="gr2" draw:text-style-name="P2" draw:layer="layout" svg:width="10cm" svg:height="9.947cm" svg:x="16.51cm" svg:y="3.813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2" draw:text-style-name="P2" draw:layer="layout" svg:width="4.55cm" svg:height="1.163cm" svg:x="15.327cm" svg:y="3.942cm">
          <draw:image xlink:href="Pictures/10000001000000AC0000002C8C774EE7.png" xlink:type="simple" xlink:show="embed" xlink:actuate="onLoad" draw:mime-type="image/png">
            <text:p/>
          </draw:image>
        </draw:frame>
        <draw:frame draw:style-name="gr2" draw:text-style-name="P2" draw:layer="layout" svg:width="4.55cm" svg:height="1.163cm" svg:x="15.252cm" svg:y="5.822cm">
          <draw:image xlink:href="Pictures/10000001000000AC0000002CC7BB220F.png" xlink:type="simple" xlink:show="embed" xlink:actuate="onLoad" draw:mime-type="image/png">
            <text:p/>
          </draw:image>
        </draw:frame>
        <draw:frame draw:style-name="gr2" draw:text-style-name="P2" draw:layer="layout" svg:width="4.55cm" svg:height="1.163cm" svg:x="15.833cm" svg:y="10.16cm">
          <draw:image xlink:href="Pictures/10000001000000AC0000002CF3C5740C.png" xlink:type="simple" xlink:show="embed" xlink:actuate="onLoad" draw:mime-type="image/png">
            <text:p/>
          </draw:image>
        </draw:frame>
        <draw:frame draw:style-name="gr2" draw:text-style-name="P2" draw:layer="layout" svg:width="4.55cm" svg:height="1.163cm" svg:x="15.833cm" svg:y="12.065cm">
          <draw:image xlink:href="Pictures/10000001000000AC0000002CD20C3FDC.png" xlink:type="simple" xlink:show="embed" xlink:actuate="onLoad" draw:mime-type="image/png">
            <text:p/>
          </draw:image>
        </draw:frame>
        <draw:frame draw:style-name="gr2" draw:text-style-name="P2" draw:layer="layout" svg:width="4.55cm" svg:height="1.163cm" svg:x="15.821cm" svg:y="13.97cm">
          <draw:image xlink:href="Pictures/10000001000000AC0000002C72C1E8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2" draw:layer="layout" svg:width="10cm" svg:height="9.947cm" svg:x="16.51cm" svg:y="3.813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4" draw:text-style-name="P4" draw:layer="layout" svg:width="14.159cm" svg:height="0.962cm" svg:x="1.716cm" svg:y="3.81cm">
          <draw:text-box>
            <text:p>Temps moyen de séjour en partant de 1, 2, 3, 4 :</text:p>
          </draw:text-box>
        </draw:frame>
        <draw:frame draw:style-name="gr3" draw:text-style-name="P3" draw:layer="layout" svg:width="6.534cm" svg:height="5.053cm" svg:x="9.976cm" svg:y="6.377cm">
          <draw:image xlink:href="Pictures/10000001000000F7000000BF0A2A56B3.png" xlink:type="simple" xlink:show="embed" xlink:actuate="onLoad" draw:mime-type="image/png">
            <text:p/>
          </draw:image>
        </draw:frame>
        <draw:frame draw:style-name="gr3" draw:text-style-name="P3" draw:layer="layout" svg:width="8.042cm" svg:height="8.095cm" svg:x="1.905cm" svg:y="5.24cm">
          <draw:image xlink:href="Pictures/1000000100000130000001325F928E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2" draw:layer="layout" svg:width="10cm" svg:height="9.947cm" svg:x="16.51cm" svg:y="3.813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3" draw:text-style-name="P3" draw:layer="layout" svg:width="13.375cm" svg:height="12.361cm" svg:x="1.865cm" svg:y="2.879cm">
          <draw:image xlink:href="Pictures/1000000100000359000003189EDB378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2" draw:layer="layout" svg:width="10cm" svg:height="9.947cm" svg:x="16.51cm" svg:y="3.813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3" draw:text-style-name="P3" draw:layer="layout" svg:width="14.234cm" svg:height="10.397cm" svg:x="1.27cm" svg:y="3.573cm">
          <draw:image xlink:href="Pictures/100000010000021A00000189AC6EC930.png" xlink:type="simple" xlink:show="embed" xlink:actuate="onLoad" draw:mime-type="image/png">
            <text:p/>
          </draw:image>
        </draw:frame>
        <draw:frame draw:style-name="gr3" draw:text-style-name="P3" draw:layer="layout" svg:width="6.481cm" svg:height="1.11cm" svg:x="13.839cm" svg:y="3.813cm">
          <draw:image xlink:href="Pictures/10000001000000F50000002A7B36809D.png" xlink:type="simple" xlink:show="embed" xlink:actuate="onLoad" draw:mime-type="image/png">
            <text:p/>
          </draw:image>
        </draw:frame>
        <draw:frame draw:style-name="gr3" draw:text-style-name="P3" draw:layer="layout" svg:width="6.481cm" svg:height="1.11cm" svg:x="13.335cm" svg:y="5.24cm">
          <draw:image xlink:href="Pictures/10000001000000F50000002A358AB0A2.png" xlink:type="simple" xlink:show="embed" xlink:actuate="onLoad" draw:mime-type="image/png">
            <text:p/>
          </draw:image>
        </draw:frame>
        <draw:frame draw:style-name="gr3" draw:text-style-name="P3" draw:layer="layout" svg:width="6.481cm" svg:height="1.11cm" svg:x="14.605cm" svg:y="9.685cm">
          <draw:image xlink:href="Pictures/10000001000000F50000002AEF40CA7F.png" xlink:type="simple" xlink:show="embed" xlink:actuate="onLoad" draw:mime-type="image/png">
            <text:p/>
          </draw:image>
        </draw:frame>
        <draw:frame draw:style-name="gr3" draw:text-style-name="P3" draw:layer="layout" svg:width="6.481cm" svg:height="1.11cm" svg:x="14.474cm" svg:y="10.955cm">
          <draw:image xlink:href="Pictures/10000001000000F50000002AAC368927.png" xlink:type="simple" xlink:show="embed" xlink:actuate="onLoad" draw:mime-type="image/png">
            <text:p/>
          </draw:image>
        </draw:frame>
        <draw:frame draw:style-name="gr3" draw:text-style-name="P3" draw:layer="layout" svg:width="6.481cm" svg:height="1.11cm" svg:x="14.474cm" svg:y="12.225cm">
          <draw:image xlink:href="Pictures/10000001000000F50000002A12F35F1F.png" xlink:type="simple" xlink:show="embed" xlink:actuate="onLoad" draw:mime-type="image/png">
            <text:p/>
          </draw:image>
        </draw:frame>
        <draw:frame draw:style-name="gr3" draw:text-style-name="P3" draw:layer="layout" svg:width="6.481cm" svg:height="1.11cm" svg:x="14.474cm" svg:y="13.495cm">
          <draw:image xlink:href="Pictures/10000001000000F50000002A48F5580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7T17:03:58.700592510</meta:creation-date>
    <meta:generator>LibreOffice/24.2.3.2$Linux_X86_64 LibreOffice_project/433d9c2ded56988e8a90e6b2e771ee4e6a5ab2ba</meta:generator>
    <dc:date>2025-12-08T20:14:59.835989019</dc:date>
    <meta:editing-duration>PT6H34M40S</meta:editing-duration>
    <meta:editing-cycles>3</meta:editing-cycles>
    <meta:document-statistic meta:object-count="137"/>
  </office:meta>
</office:document-meta>
</file>